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18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51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4xlarge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06137.824411" calcext:value-type="float">
            <text:p>1006137.824411</text:p>
          </table:table-cell>
        </table:table-row>
        <table:table-row table:style-name="ro1">
          <table:table-cell table:formula="of:=[.A2]" office:value-type="string" office:string-value="c3.4xlarge" calcext:value-type="string">
            <text:p>c3.4xlarge</text:p>
          </table:table-cell>
          <table:table-cell table:formula="of:=[.$B$2]*[.D3]" office:value-type="float" office:value="32" calcext:value-type="float">
            <text:p>32</text:p>
          </table:table-cell>
          <table:table-cell table:formula="of:=[.$C$2]*[.D3]" office:value-type="float" office:value="110" calcext:value-type="float">
            <text:p>110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512000" calcext:value-type="float">
            <text:p>512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19855.677443" calcext:value-type="float">
            <text:p>1019855.677443</text:p>
          </table:table-cell>
        </table:table-row>
        <table:table-row table:style-name="ro1">
          <table:table-cell table:formula="of:=[.A3]" office:value-type="string" office:string-value="c3.4xlarge" calcext:value-type="string">
            <text:p>c3.4xlarge</text:p>
          </table:table-cell>
          <table:table-cell table:formula="of:=[.$B$2]*[.D4]" office:value-type="float" office:value="64" calcext:value-type="float">
            <text:p>64</text:p>
          </table:table-cell>
          <table:table-cell table:formula="of:=[.$C$2]*[.D4]" office:value-type="float" office:value="220" calcext:value-type="float">
            <text:p>220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/>
        </table:table-row>
        <table:table-row table:style-name="ro1">
          <table:table-cell table:formula="of:=[.A4]" office:value-type="string" office:string-value="c3.4xlarge" calcext:value-type="string">
            <text:p>c3.4xlarge</text:p>
          </table:table-cell>
          <table:table-cell table:formula="of:=[.$B$2]*[.D5]" office:value-type="float" office:value="128" calcext:value-type="float">
            <text:p>128</text:p>
          </table:table-cell>
          <table:table-cell table:formula="of:=[.$C$2]*[.D5]" office:value-type="float" office:value="440" calcext:value-type="float">
            <text:p>440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/>
        </table:table-row>
        <table:table-row table:style-name="ro1">
          <table:table-cell table:formula="of:=[.A5]" office:value-type="string" office:string-value="c3.4xlarge" calcext:value-type="string">
            <text:p>c3.4xlarge</text:p>
          </table:table-cell>
          <table:table-cell table:formula="of:=[.$B$2]*[.D6]" office:value-type="float" office:value="256" calcext:value-type="float">
            <text:p>256</text:p>
          </table:table-cell>
          <table:table-cell table:formula="of:=[.$C$2]*[.D6]" office:value-type="float" office:value="880" calcext:value-type="float">
            <text:p>880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/>
        </table:table-row>
        <table:table-row table:style-name="ro1">
          <table:table-cell table:formula="of:=[.A6]" office:value-type="string" office:string-value="c3.4xlarge" calcext:value-type="string">
            <text:p>c3.4xlarge</text:p>
          </table:table-cell>
          <table:table-cell table:formula="of:=[.$B$2]*[.D7]" office:value-type="float" office:value="512" calcext:value-type="float">
            <text:p>512</text:p>
          </table:table-cell>
          <table:table-cell table:formula="of:=[.$C$2]*[.D7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/>
        </table:table-row>
      </table:table>
      <table:table table:name="1024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4xlarge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208771.020763" calcext:value-type="float">
            <text:p>1208771.020763</text:p>
          </table:table-cell>
        </table:table-row>
        <table:table-row table:style-name="ro1">
          <table:table-cell table:formula="of:=[.A2]" office:value-type="string" office:string-value="c3.4xlarge" calcext:value-type="string">
            <text:p>c3.4xlarge</text:p>
          </table:table-cell>
          <table:table-cell table:formula="of:=[.$B$2]*[.D3]" office:value-type="float" office:value="32" calcext:value-type="float">
            <text:p>32</text:p>
          </table:table-cell>
          <table:table-cell table:formula="of:=[.$C$2]*[.D3]" office:value-type="float" office:value="110" calcext:value-type="float">
            <text:p>110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1024000" calcext:value-type="float">
            <text:p>1024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2]" office:value-type="float" office:value="2560" calcext:value-type="float">
            <text:p>2560</text:p>
          </table:table-cell>
          <table:table-cell table:formula="of:=[.I2]" office:value-type="float" office:value="7680" calcext:value-type="float">
            <text:p>7680</text:p>
          </table:table-cell>
          <table:table-cell table:formula="of:=[.J2]" office:value-type="float" office:value="7641.79" calcext:value-type="float">
            <text:p>7641.79</text:p>
          </table:table-cell>
          <table:table-cell office:value-type="float" office:value="1195969.410369" calcext:value-type="float">
            <text:p>1195969.410369</text:p>
          </table:table-cell>
        </table:table-row>
        <table:table-row table:style-name="ro1">
          <table:table-cell table:formula="of:=[.A3]" office:value-type="string" office:string-value="c3.4xlarge" calcext:value-type="string">
            <text:p>c3.4xlarge</text:p>
          </table:table-cell>
          <table:table-cell table:formula="of:=[.$B$2]*[.D4]" office:value-type="float" office:value="64" calcext:value-type="float">
            <text:p>64</text:p>
          </table:table-cell>
          <table:table-cell table:formula="of:=[.$C$2]*[.D4]" office:value-type="float" office:value="220" calcext:value-type="float">
            <text:p>220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3]" office:value-type="float" office:value="2560" calcext:value-type="float">
            <text:p>2560</text:p>
          </table:table-cell>
          <table:table-cell table:formula="of:=[.I3]" office:value-type="float" office:value="7680" calcext:value-type="float">
            <text:p>7680</text:p>
          </table:table-cell>
          <table:table-cell table:formula="of:=[.J3]" office:value-type="float" office:value="7641.79" calcext:value-type="float">
            <text:p>7641.79</text:p>
          </table:table-cell>
          <table:table-cell/>
        </table:table-row>
        <table:table-row table:style-name="ro1">
          <table:table-cell table:formula="of:=[.A4]" office:value-type="string" office:string-value="c3.4xlarge" calcext:value-type="string">
            <text:p>c3.4xlarge</text:p>
          </table:table-cell>
          <table:table-cell table:formula="of:=[.$B$2]*[.D5]" office:value-type="float" office:value="128" calcext:value-type="float">
            <text:p>128</text:p>
          </table:table-cell>
          <table:table-cell table:formula="of:=[.$C$2]*[.D5]" office:value-type="float" office:value="440" calcext:value-type="float">
            <text:p>440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4]" office:value-type="float" office:value="2560" calcext:value-type="float">
            <text:p>2560</text:p>
          </table:table-cell>
          <table:table-cell table:formula="of:=[.I4]" office:value-type="float" office:value="7680" calcext:value-type="float">
            <text:p>7680</text:p>
          </table:table-cell>
          <table:table-cell table:formula="of:=[.J4]" office:value-type="float" office:value="7641.79" calcext:value-type="float">
            <text:p>7641.79</text:p>
          </table:table-cell>
          <table:table-cell/>
        </table:table-row>
        <table:table-row table:style-name="ro1">
          <table:table-cell table:formula="of:=[.A5]" office:value-type="string" office:string-value="c3.4xlarge" calcext:value-type="string">
            <text:p>c3.4xlarge</text:p>
          </table:table-cell>
          <table:table-cell table:formula="of:=[.$B$2]*[.D6]" office:value-type="float" office:value="256" calcext:value-type="float">
            <text:p>256</text:p>
          </table:table-cell>
          <table:table-cell table:formula="of:=[.$C$2]*[.D6]" office:value-type="float" office:value="880" calcext:value-type="float">
            <text:p>880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5]" office:value-type="float" office:value="2560" calcext:value-type="float">
            <text:p>2560</text:p>
          </table:table-cell>
          <table:table-cell table:formula="of:=[.I5]" office:value-type="float" office:value="7680" calcext:value-type="float">
            <text:p>7680</text:p>
          </table:table-cell>
          <table:table-cell table:formula="of:=[.J5]" office:value-type="float" office:value="7641.79" calcext:value-type="float">
            <text:p>7641.79</text:p>
          </table:table-cell>
          <table:table-cell/>
        </table:table-row>
        <table:table-row table:style-name="ro1">
          <table:table-cell table:formula="of:=[.A6]" office:value-type="string" office:string-value="c3.4xlarge" calcext:value-type="string">
            <text:p>c3.4xlarge</text:p>
          </table:table-cell>
          <table:table-cell table:formula="of:=[.$B$2]*[.D7]" office:value-type="float" office:value="512" calcext:value-type="float">
            <text:p>512</text:p>
          </table:table-cell>
          <table:table-cell table:formula="of:=[.$C$2]*[.D7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6]" office:value-type="float" office:value="2560" calcext:value-type="float">
            <text:p>2560</text:p>
          </table:table-cell>
          <table:table-cell table:formula="of:=[.I6]" office:value-type="float" office:value="7680" calcext:value-type="float">
            <text:p>7680</text:p>
          </table:table-cell>
          <table:table-cell table:formula="of:=[.J6]" office:value-type="float" office:value="7641.79" calcext:value-type="float">
            <text:p>7641.79</text:p>
          </table:table-cell>
          <table:table-cell/>
        </table:table-row>
      </table:table>
      <table:table table:name="2048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4xlarge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1601659.959007" calcext:value-type="float">
            <text:p>1601659.959007</text:p>
          </table:table-cell>
        </table:table-row>
        <table:table-row table:style-name="ro1">
          <table:table-cell table:formula="of:=[.A2]" office:value-type="string" office:string-value="c3.4xlarge" calcext:value-type="string">
            <text:p>c3.4xlarge</text:p>
          </table:table-cell>
          <table:table-cell table:formula="of:=[.$B$2]*[.D3]" office:value-type="float" office:value="32" calcext:value-type="float">
            <text:p>32</text:p>
          </table:table-cell>
          <table:table-cell table:formula="of:=[.$C$2]*[.D3]" office:value-type="float" office:value="110" calcext:value-type="float">
            <text:p>110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1024000" calcext:value-type="float">
            <text:p>1024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2]" office:value-type="float" office:value="5120" calcext:value-type="float">
            <text:p>5120</text:p>
          </table:table-cell>
          <table:table-cell table:formula="of:=[.I2]" office:value-type="float" office:value="15360" calcext:value-type="float">
            <text:p>15360</text:p>
          </table:table-cell>
          <table:table-cell table:formula="of:=[.J2]" office:value-type="float" office:value="15283.58" calcext:value-type="float">
            <text:p>15283.58</text:p>
          </table:table-cell>
          <table:table-cell office:value-type="float" office:value="1631054.899361" calcext:value-type="float">
            <text:p>1631054.899361</text:p>
          </table:table-cell>
        </table:table-row>
        <table:table-row table:style-name="ro1">
          <table:table-cell table:formula="of:=[.A3]" office:value-type="string" office:string-value="c3.4xlarge" calcext:value-type="string">
            <text:p>c3.4xlarge</text:p>
          </table:table-cell>
          <table:table-cell table:formula="of:=[.$B$2]*[.D4]" office:value-type="float" office:value="64" calcext:value-type="float">
            <text:p>64</text:p>
          </table:table-cell>
          <table:table-cell table:formula="of:=[.$C$2]*[.D4]" office:value-type="float" office:value="220" calcext:value-type="float">
            <text:p>220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3]" office:value-type="float" office:value="5120" calcext:value-type="float">
            <text:p>5120</text:p>
          </table:table-cell>
          <table:table-cell table:formula="of:=[.I3]" office:value-type="float" office:value="15360" calcext:value-type="float">
            <text:p>15360</text:p>
          </table:table-cell>
          <table:table-cell table:formula="of:=[.J3]" office:value-type="float" office:value="15283.58" calcext:value-type="float">
            <text:p>15283.58</text:p>
          </table:table-cell>
          <table:table-cell/>
        </table:table-row>
        <table:table-row table:style-name="ro1">
          <table:table-cell table:formula="of:=[.A4]" office:value-type="string" office:string-value="c3.4xlarge" calcext:value-type="string">
            <text:p>c3.4xlarge</text:p>
          </table:table-cell>
          <table:table-cell table:formula="of:=[.$B$2]*[.D5]" office:value-type="float" office:value="128" calcext:value-type="float">
            <text:p>128</text:p>
          </table:table-cell>
          <table:table-cell table:formula="of:=[.$C$2]*[.D5]" office:value-type="float" office:value="440" calcext:value-type="float">
            <text:p>440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4]" office:value-type="float" office:value="5120" calcext:value-type="float">
            <text:p>5120</text:p>
          </table:table-cell>
          <table:table-cell table:formula="of:=[.I4]" office:value-type="float" office:value="15360" calcext:value-type="float">
            <text:p>15360</text:p>
          </table:table-cell>
          <table:table-cell table:formula="of:=[.J4]" office:value-type="float" office:value="15283.58" calcext:value-type="float">
            <text:p>15283.58</text:p>
          </table:table-cell>
          <table:table-cell/>
        </table:table-row>
        <table:table-row table:style-name="ro1">
          <table:table-cell table:formula="of:=[.A5]" office:value-type="string" office:string-value="c3.4xlarge" calcext:value-type="string">
            <text:p>c3.4xlarge</text:p>
          </table:table-cell>
          <table:table-cell table:formula="of:=[.$B$2]*[.D6]" office:value-type="float" office:value="256" calcext:value-type="float">
            <text:p>256</text:p>
          </table:table-cell>
          <table:table-cell table:formula="of:=[.$C$2]*[.D6]" office:value-type="float" office:value="880" calcext:value-type="float">
            <text:p>880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5]" office:value-type="float" office:value="5120" calcext:value-type="float">
            <text:p>5120</text:p>
          </table:table-cell>
          <table:table-cell table:formula="of:=[.I5]" office:value-type="float" office:value="15360" calcext:value-type="float">
            <text:p>15360</text:p>
          </table:table-cell>
          <table:table-cell table:formula="of:=[.J5]" office:value-type="float" office:value="15283.58" calcext:value-type="float">
            <text:p>15283.58</text:p>
          </table:table-cell>
          <table:table-cell/>
        </table:table-row>
        <table:table-row table:style-name="ro1">
          <table:table-cell table:formula="of:=[.A6]" office:value-type="string" office:string-value="c3.4xlarge" calcext:value-type="string">
            <text:p>c3.4xlarge</text:p>
          </table:table-cell>
          <table:table-cell table:formula="of:=[.$B$2]*[.D7]" office:value-type="float" office:value="512" calcext:value-type="float">
            <text:p>512</text:p>
          </table:table-cell>
          <table:table-cell table:formula="of:=[.$C$2]*[.D7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6]" office:value-type="float" office:value="5120" calcext:value-type="float">
            <text:p>5120</text:p>
          </table:table-cell>
          <table:table-cell table:formula="of:=[.I6]" office:value-type="float" office:value="15360" calcext:value-type="float">
            <text:p>15360</text:p>
          </table:table-cell>
          <table:table-cell table:formula="of:=[.J6]" office:value-type="float" office:value="15283.58" calcext:value-type="float">
            <text:p>15283.58</text:p>
          </table:table-cell>
          <table:table-cell/>
        </table:table-row>
      </table:table>
      <table:table table:name="4096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4xlarge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2634374.156299" calcext:value-type="float">
            <text:p>2634374.156299</text:p>
          </table:table-cell>
        </table:table-row>
        <table:table-row table:style-name="ro1">
          <table:table-cell table:formula="of:=[.A2]" office:value-type="string" office:string-value="c3.4xlarge" calcext:value-type="string">
            <text:p>c3.4xlarge</text:p>
          </table:table-cell>
          <table:table-cell table:formula="of:=[.$B$2]*[.D3]" office:value-type="float" office:value="32" calcext:value-type="float">
            <text:p>32</text:p>
          </table:table-cell>
          <table:table-cell table:formula="of:=[.$C$2]*[.D3]" office:value-type="float" office:value="110" calcext:value-type="float">
            <text:p>110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1024000" calcext:value-type="float">
            <text:p>1024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2]" office:value-type="float" office:value="10240" calcext:value-type="float">
            <text:p>10240</text:p>
          </table:table-cell>
          <table:table-cell table:formula="of:=[.I2]" office:value-type="float" office:value="30720" calcext:value-type="float">
            <text:p>30720</text:p>
          </table:table-cell>
          <table:table-cell table:formula="of:=[.J2]" office:value-type="float" office:value="30567.16" calcext:value-type="float">
            <text:p>30567.16</text:p>
          </table:table-cell>
          <table:table-cell office:value-type="float" office:value="2719735.073278" calcext:value-type="float">
            <text:p>2719735.073278</text:p>
          </table:table-cell>
        </table:table-row>
        <table:table-row table:style-name="ro1">
          <table:table-cell table:formula="of:=[.A3]" office:value-type="string" office:string-value="c3.4xlarge" calcext:value-type="string">
            <text:p>c3.4xlarge</text:p>
          </table:table-cell>
          <table:table-cell table:formula="of:=[.$B$2]*[.D4]" office:value-type="float" office:value="64" calcext:value-type="float">
            <text:p>64</text:p>
          </table:table-cell>
          <table:table-cell table:formula="of:=[.$C$2]*[.D4]" office:value-type="float" office:value="220" calcext:value-type="float">
            <text:p>220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3]" office:value-type="float" office:value="10240" calcext:value-type="float">
            <text:p>10240</text:p>
          </table:table-cell>
          <table:table-cell table:formula="of:=[.I3]" office:value-type="float" office:value="30720" calcext:value-type="float">
            <text:p>30720</text:p>
          </table:table-cell>
          <table:table-cell table:formula="of:=[.J3]" office:value-type="float" office:value="30567.16" calcext:value-type="float">
            <text:p>30567.16</text:p>
          </table:table-cell>
          <table:table-cell/>
        </table:table-row>
        <table:table-row table:style-name="ro1">
          <table:table-cell table:formula="of:=[.A4]" office:value-type="string" office:string-value="c3.4xlarge" calcext:value-type="string">
            <text:p>c3.4xlarge</text:p>
          </table:table-cell>
          <table:table-cell table:formula="of:=[.$B$2]*[.D5]" office:value-type="float" office:value="128" calcext:value-type="float">
            <text:p>128</text:p>
          </table:table-cell>
          <table:table-cell table:formula="of:=[.$C$2]*[.D5]" office:value-type="float" office:value="440" calcext:value-type="float">
            <text:p>440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4]" office:value-type="float" office:value="10240" calcext:value-type="float">
            <text:p>10240</text:p>
          </table:table-cell>
          <table:table-cell table:formula="of:=[.I4]" office:value-type="float" office:value="30720" calcext:value-type="float">
            <text:p>30720</text:p>
          </table:table-cell>
          <table:table-cell table:formula="of:=[.J4]" office:value-type="float" office:value="30567.16" calcext:value-type="float">
            <text:p>30567.16</text:p>
          </table:table-cell>
          <table:table-cell/>
        </table:table-row>
        <table:table-row table:style-name="ro1">
          <table:table-cell table:formula="of:=[.A5]" office:value-type="string" office:string-value="c3.4xlarge" calcext:value-type="string">
            <text:p>c3.4xlarge</text:p>
          </table:table-cell>
          <table:table-cell table:formula="of:=[.$B$2]*[.D6]" office:value-type="float" office:value="256" calcext:value-type="float">
            <text:p>256</text:p>
          </table:table-cell>
          <table:table-cell table:formula="of:=[.$C$2]*[.D6]" office:value-type="float" office:value="880" calcext:value-type="float">
            <text:p>880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5]" office:value-type="float" office:value="10240" calcext:value-type="float">
            <text:p>10240</text:p>
          </table:table-cell>
          <table:table-cell table:formula="of:=[.I5]" office:value-type="float" office:value="30720" calcext:value-type="float">
            <text:p>30720</text:p>
          </table:table-cell>
          <table:table-cell table:formula="of:=[.J5]" office:value-type="float" office:value="30567.16" calcext:value-type="float">
            <text:p>30567.16</text:p>
          </table:table-cell>
          <table:table-cell/>
        </table:table-row>
        <table:table-row table:style-name="ro1">
          <table:table-cell table:formula="of:=[.A6]" office:value-type="string" office:string-value="c3.4xlarge" calcext:value-type="string">
            <text:p>c3.4xlarge</text:p>
          </table:table-cell>
          <table:table-cell table:formula="of:=[.$B$2]*[.D7]" office:value-type="float" office:value="512" calcext:value-type="float">
            <text:p>512</text:p>
          </table:table-cell>
          <table:table-cell table:formula="of:=[.$C$2]*[.D7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6]" office:value-type="float" office:value="10240" calcext:value-type="float">
            <text:p>10240</text:p>
          </table:table-cell>
          <table:table-cell table:formula="of:=[.I6]" office:value-type="float" office:value="30720" calcext:value-type="float">
            <text:p>30720</text:p>
          </table:table-cell>
          <table:table-cell table:formula="of:=[.J6]" office:value-type="float" office:value="30567.16" calcext:value-type="float">
            <text:p>30567.16</text:p>
          </table:table-cell>
          <table:table-cell/>
        </table:table-row>
      </table:table>
      <table:table table:name="819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4xlarge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6623410.281979" calcext:value-type="float">
            <text:p>6623410.281979</text:p>
          </table:table-cell>
        </table:table-row>
        <table:table-row table:style-name="ro1">
          <table:table-cell table:formula="of:=[.A2]" office:value-type="string" office:string-value="c3.4xlarge" calcext:value-type="string">
            <text:p>c3.4xlarge</text:p>
          </table:table-cell>
          <table:table-cell table:formula="of:=[.$B$2]*[.D3]" office:value-type="float" office:value="32" calcext:value-type="float">
            <text:p>32</text:p>
          </table:table-cell>
          <table:table-cell table:formula="of:=[.$C$2]*[.D3]" office:value-type="float" office:value="110" calcext:value-type="float">
            <text:p>110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1024000" calcext:value-type="float">
            <text:p>1024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2]" office:value-type="float" office:value="20480" calcext:value-type="float">
            <text:p>20480</text:p>
          </table:table-cell>
          <table:table-cell table:formula="of:=[.I2]" office:value-type="float" office:value="61440" calcext:value-type="float">
            <text:p>61440</text:p>
          </table:table-cell>
          <table:table-cell table:formula="of:=[.J2]" office:value-type="float" office:value="61134.33" calcext:value-type="float">
            <text:p>61134.33</text:p>
          </table:table-cell>
          <table:table-cell office:value-type="float" office:value="6434475.71429" calcext:value-type="float">
            <text:p>6434475.71429</text:p>
          </table:table-cell>
        </table:table-row>
        <table:table-row table:style-name="ro1">
          <table:table-cell table:formula="of:=[.A3]" office:value-type="string" office:string-value="c3.4xlarge" calcext:value-type="string">
            <text:p>c3.4xlarge</text:p>
          </table:table-cell>
          <table:table-cell table:formula="of:=[.$B$2]*[.D4]" office:value-type="float" office:value="64" calcext:value-type="float">
            <text:p>64</text:p>
          </table:table-cell>
          <table:table-cell table:formula="of:=[.$C$2]*[.D4]" office:value-type="float" office:value="220" calcext:value-type="float">
            <text:p>220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3]" office:value-type="float" office:value="20480" calcext:value-type="float">
            <text:p>20480</text:p>
          </table:table-cell>
          <table:table-cell table:formula="of:=[.I3]" office:value-type="float" office:value="61440" calcext:value-type="float">
            <text:p>61440</text:p>
          </table:table-cell>
          <table:table-cell table:formula="of:=[.J3]" office:value-type="float" office:value="61134.33" calcext:value-type="float">
            <text:p>61134.33</text:p>
          </table:table-cell>
          <table:table-cell/>
        </table:table-row>
        <table:table-row table:style-name="ro1">
          <table:table-cell table:formula="of:=[.A4]" office:value-type="string" office:string-value="c3.4xlarge" calcext:value-type="string">
            <text:p>c3.4xlarge</text:p>
          </table:table-cell>
          <table:table-cell table:formula="of:=[.$B$2]*[.D5]" office:value-type="float" office:value="128" calcext:value-type="float">
            <text:p>128</text:p>
          </table:table-cell>
          <table:table-cell table:formula="of:=[.$C$2]*[.D5]" office:value-type="float" office:value="440" calcext:value-type="float">
            <text:p>440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4]" office:value-type="float" office:value="20480" calcext:value-type="float">
            <text:p>20480</text:p>
          </table:table-cell>
          <table:table-cell table:formula="of:=[.I4]" office:value-type="float" office:value="61440" calcext:value-type="float">
            <text:p>61440</text:p>
          </table:table-cell>
          <table:table-cell table:formula="of:=[.J4]" office:value-type="float" office:value="61134.33" calcext:value-type="float">
            <text:p>61134.33</text:p>
          </table:table-cell>
          <table:table-cell/>
        </table:table-row>
        <table:table-row table:style-name="ro1">
          <table:table-cell table:formula="of:=[.A5]" office:value-type="string" office:string-value="c3.4xlarge" calcext:value-type="string">
            <text:p>c3.4xlarge</text:p>
          </table:table-cell>
          <table:table-cell table:formula="of:=[.$B$2]*[.D6]" office:value-type="float" office:value="256" calcext:value-type="float">
            <text:p>256</text:p>
          </table:table-cell>
          <table:table-cell table:formula="of:=[.$C$2]*[.D6]" office:value-type="float" office:value="880" calcext:value-type="float">
            <text:p>880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5]" office:value-type="float" office:value="20480" calcext:value-type="float">
            <text:p>20480</text:p>
          </table:table-cell>
          <table:table-cell table:formula="of:=[.I5]" office:value-type="float" office:value="61440" calcext:value-type="float">
            <text:p>61440</text:p>
          </table:table-cell>
          <table:table-cell table:formula="of:=[.J5]" office:value-type="float" office:value="61134.33" calcext:value-type="float">
            <text:p>61134.33</text:p>
          </table:table-cell>
          <table:table-cell/>
        </table:table-row>
        <table:table-row table:style-name="ro1">
          <table:table-cell table:formula="of:=[.A6]" office:value-type="string" office:string-value="c3.4xlarge" calcext:value-type="string">
            <text:p>c3.4xlarge</text:p>
          </table:table-cell>
          <table:table-cell table:formula="of:=[.$B$2]*[.D7]" office:value-type="float" office:value="512" calcext:value-type="float">
            <text:p>512</text:p>
          </table:table-cell>
          <table:table-cell table:formula="of:=[.$C$2]*[.D7]"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[.H6]" office:value-type="float" office:value="20480" calcext:value-type="float">
            <text:p>20480</text:p>
          </table:table-cell>
          <table:table-cell table:formula="of:=[.I6]" office:value-type="float" office:value="61440" calcext:value-type="float">
            <text:p>61440</text:p>
          </table:table-cell>
          <table:table-cell table:formula="of:=[.J6]" office:value-type="float" office:value="61134.33" calcext:value-type="float">
            <text:p>61134.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5:06:59.759433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21:31.589538140</meta:creation-date>
    <meta:generator>LibreOffice/4.2.8.2$Linux_X86_64 LibreOffice_project/420m0$Build-2</meta:generator>
    <dc:date>2016-10-13T17:25:27.099353602</dc:date>
    <meta:editing-duration>PT5H11M49S</meta:editing-duration>
    <meta:editing-cycles>22</meta:editing-cycles>
    <meta:document-statistic meta:table-count="5" meta:cell-count="365" meta:object-count="0"/>
  </office:meta>
</office:document-meta>
</file>